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MS LINQ analogs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ObservableComputations </text:p>
            <text:p>overloaded </text:p>
            <text:p>methods group </text:p>
          </table:table-cell>
          <table:table-cell table:style-name="ce2" office:value-type="string" calcext:value-type="string">
            <text:p>MS LINQ overloaded </text:p>
            <text:p>methods group</text:p>
          </table:table-cell>
          <table:table-cell table:style-name="ce2" office:value-type="string" calcext:value-type="string">
            <text:p>Returned instance</text:p>
            <text:p> class derived from</text:p>
          </table:table-cell>
          <table:table-cell table:style-name="ce1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4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index requested is out of source collection</text:p>
            <text:p>range ScalarComputing&lt;TSourceItem&gt;.Value </text:p>
            <text:p>property returns default of TSourceItem </text:p>
            <text:p>or value passed in defaultValue para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9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9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4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ameter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ameter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a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Sett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3" office:value-type="string" calcext:value-type="string" table:number-columns-spanned="4" table:number-rows-spanned="1">
            <text:p>Other features</text:p>
          </table:table-cell>
          <table:covered-table-cell table:number-columns-repeated="3" table:style-name="ce15"/>
          <table:table-cell table:number-columns-repeated="60"/>
        </table:table-row>
        <table:table-row table:style-name="ro9">
          <table:table-cell table:style-name="ce2" office:value-type="string" calcext:value-type="string">
            <text:p>ObservableComputations overloaded methods group </text:p>
          </table:table-cell>
          <table:table-cell table:style-name="ce11" office:value-type="string" calcext:value-type="string" table:number-columns-spanned="2" table:number-rows-spanned="1">
            <text:p>Returned instance class derived from</text:p>
          </table:table-cell>
          <table:covered-table-cell table:style-name="ce2"/>
          <table:table-cell table:style-name="ce1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6"/>
          <table:table-cell table:style-name="ce24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10">
          <table:table-cell table:style-name="ce5" office:value-type="string" calcext:value-type="string">
            <text:p>CollectionItemProcessing</text:p>
            <text:p>CollectionItems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16"/>
          <table:table-cell table:style-name="ce24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Pag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contains a subset of collection elements</text:p>
            <text:p>corresponding to a page</text:p>
            <text:p>with a specific number and size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7:47:35.0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5-14T17:48:14.177000000</dc:date>
    <meta:generator>LibreOffice/6.4.0.3$Windows_x86 LibreOffice_project/b0a288ab3d2d4774cb44b62f04d5d28733ac6df8</meta:generator>
    <meta:editing-duration>PT2H20M6S</meta:editing-duration>
    <meta:editing-cycles>34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